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C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="5" office:value-type="float"/>
          <table:table-cell office:value="8" office:value-type="float"/>
          <table:table-cell office:value="7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GH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BCH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CIJ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BI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/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EF</text:p>
          </table:table-cell>
          <table:table-cell office:value="8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DK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ADE</text:p>
          </table:table-cell>
          <table:table-cell office:value="5" office:value-type="float"/>
          <table:table-cell office:value="6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1.999498</meta:creation-date>
    <dc:date>2023-05-26T00:52:52.002489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